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style:font-size-asian="12pt" style:font-size-complex="12pt"/>
    </style:style>
    <style:style style:name="P5" style:family="paragraph" style:parent-style-name="Illustration">
      <style:paragraph-properties fo:text-align="center" style:justify-single-word="false"/>
    </style:style>
    <style:style style:name="T1" style:family="text">
      <style:text-properties style:text-position="sub 58%"/>
    </style:style>
    <style:style style:name="T2" style:family="text">
      <style:text-properties style:text-position="sub 58%" fo:background-color="transparent"/>
    </style:style>
    <style:style style:name="T3" style:family="text">
      <style:text-properties style:text-position="sub 58%" fo:font-weight="normal" fo:background-color="transparent" style:font-weight-asian="normal" style:font-weight-complex="normal"/>
    </style:style>
    <style:style style:name="T4" style:family="text">
      <style:text-properties style:text-position="0% 100%" fo:background-color="transparent"/>
    </style:style>
    <style:style style:name="T5" style:family="text">
      <style:text-properties style:text-position="0% 100%" fo:font-weight="normal" fo:background-color="transparent" style:font-weight-asian="normal" style:font-weight-complex="normal"/>
    </style:style>
    <style:style style:name="T6" style:family="text">
      <style:text-properties style:text-position="0% 100%" fo:font-weight="bold" fo:background-color="transparent"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ition de stratégie</text:h>
      <text:p text:style-name="Text_20_body"><draw:frame draw:style-name="fr1" draw:name="Cadre1" text:anchor-type="paragraph" svg:x="-0.298cm" svg:y="-0.058cm" svg:width="17cm" draw:z-index="0"><draw:text-box fo:min-height="13.866cm"><text:p text:style-name="P5"><draw:frame draw:style-name="fr2" draw:name="Objet1" text:anchor-type="paragraph" svg:x="0cm" svg:y="0.212cm" svg:width="16.988cm" style:rel-width="100%" svg:height="12.993cm" style:rel-height="scale" draw:z-index="1"><draw:object xlink:href="../schema_robocode.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Représentation des données nécessaires lors de la détection d'un ennemi</text:p></draw:text-box></draw:frame></text:p>
      <text:p text:style-name="P3">Formules utiles :</text:p>
      <text:list xml:id="list3963697269194341812" text:style-name="L1">
        <text:list-item>
          <text:p text:style-name="P2">BulletSpeed = 20 – 3 * power</text:p>
        </text:list-item>
        <text:list-item>
          <text:p text:style-name="P2">LateralVelocity<text:span text:style-name="T1">E</text:span> = Velocity<text:span text:style-name="T3">E</text:span><text:span text:style-name="T4"> * Sin(Heading</text:span><text:span text:style-name="T2">E</text:span><text:span text:style-name="T4"> – (Bearing</text:span><text:span text:style-name="T2">E</text:span><text:span text:style-name="T4"> + Heading))</text:span></text:p>
        </text:list-item>
      </text:list>
      <text:p text:style-name="P1"><text:span text:style-name="T4"/></text:p>
      <text:p text:style-name="P3"><text:span text:style-name="T4">Objectif :</text:span></text:p>
      <text:p text:style-name="P4"><text:span text:style-name="T4">Soit </text:span><text:span text:style-name="T6">d1</text:span><text:span text:style-name="T5"> la distance parcouru par la balle durant la période </text:span><text:span text:style-name="T6">T1</text:span><text:span text:style-name="T5"> et </text:span><text:span text:style-name="T6">d2</text:span><text:span text:style-name="T5"> la distance parcouru par le robot ennemi durant la période </text:span><text:span text:style-name="T6">T2</text:span><text:span text:style-name="T5">.</text:span></text:p>
      <text:p text:style-name="P4"><text:span text:style-name="T5">L'objectif est de déterminer l'angle de tir </text:span><text:span text:style-name="T6">α</text:span><text:span text:style-name="T5"> tel que </text:span><text:span text:style-name="T6">T1</text:span><text:span text:style-name="T5"> = </text:span><text:span text:style-name="T6">T2</text:span><text:span text:style-name="T5"> avec une puissance de tir '</text:span><text:span text:style-name="T6">power</text:span><text:span text:style-name="T5">' inversement proportionnelle à la distance </text:span><text:span text:style-name="T6">d</text:span><text:span text:style-name="T5"> séparant les deux robots.</text:span></text:p>
      <text:p text:style-name="P4"><text:span text:style-name="T5">Ainsi, on privilégie des dégâts importants lorsque l'ennemi est proche, au détriment de la vitesse de tir, et une probabilité plus importante de toucher l'ennemi, en l’occurrence qu'il garde la même direction, lorsque celui est loin en augmentant la vitesse au détriment des dégâts.</text:span></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2T19:00:29.02</meta:creation-date>
    <meta:document-statistic meta:table-count="0" meta:image-count="0" meta:object-count="1" meta:page-count="1" meta:paragraph-count="9" meta:word-count="136" meta:character-count="813"/>
    <dc:date>2013-01-12T19:31:09.72</dc:date>
    <meta:editing-duration>PT14M59S</meta:editing-duration>
    <meta:editing-cycles>1</meta:editing-cycles>
    <meta:generator>OpenOffice.org/3.4.1$Win32 OpenOffice.org_project/341m1$Build-9593</meta:generator>
  </office:meta>
</office:document-meta>
</file>